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2798" officeooo:paragraph-rsid="001c2798"/>
    </style:style>
    <style:style style:name="P2" style:family="paragraph" style:parent-style-name="Standard">
      <style:text-properties officeooo:rsid="001c7854" officeooo:paragraph-rsid="001c7854"/>
    </style:style>
    <style:style style:name="P3" style:family="paragraph" style:parent-style-name="Standard">
      <style:text-properties officeooo:rsid="001f444a" officeooo:paragraph-rsid="001d9aaa"/>
    </style:style>
    <style:style style:name="P4" style:family="paragraph" style:parent-style-name="Standard" style:list-style-name="L1">
      <style:text-properties officeooo:rsid="001c2798" officeooo:paragraph-rsid="001c2798"/>
    </style:style>
    <style:style style:name="P5" style:family="paragraph" style:parent-style-name="Standard" style:list-style-name="L1">
      <style:text-properties officeooo:rsid="001d9aaa" officeooo:paragraph-rsid="001d9aaa"/>
    </style:style>
    <style:style style:name="P6" style:family="paragraph" style:parent-style-name="Standard" style:list-style-name="L1">
      <style:text-properties officeooo:rsid="00213eb7" officeooo:paragraph-rsid="00213eb7"/>
    </style:style>
    <style:style style:name="P7" style:family="paragraph" style:parent-style-name="Standard" style:list-style-name="L1">
      <style:text-properties officeooo:rsid="001c7854" officeooo:paragraph-rsid="001c7854"/>
    </style:style>
    <style:style style:name="P8" style:family="paragraph" style:parent-style-name="Standard" style:list-style-name="L1">
      <style:text-properties officeooo:rsid="00246306" officeooo:paragraph-rsid="00246306"/>
    </style:style>
    <style:style style:name="T1" style:family="text">
      <style:text-properties officeooo:rsid="001eba8d"/>
    </style:style>
    <style:style style:name="T2" style:family="text">
      <style:text-properties officeooo:rsid="00213eb7"/>
    </style:style>
    <style:style style:name="T3" style:family="text">
      <style:text-properties officeooo:rsid="00246306"/>
    </style:style>
    <style:style style:name="T4" style:family="text">
      <style:text-properties fo:font-weight="bold" officeooo:rsid="001eba8d" style:font-weight-asian="bold" style:font-weight-complex="bold"/>
    </style:style>
    <style:style style:name="T5" style:family="text">
      <style:text-properties officeooo:rsid="0025e5b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am LOB Mi2x G</text:h>
      <text:p text:style-name="P1"/>
      <text:p text:style-name="P1">Testfälle:</text:p>
      <text:list xml:id="list1828953903" text:style-name="L1">
        <text:list-item>
          <text:p text:style-name="P4">funktional: <text:span text:style-name="T3">Produzenten produzieren nicht alles → </text:span>funktioniert</text:p>
          <text:list>
            <text:list-item>
              <text:p text:style-name="P8">Produzenten haben eine Ware, die produziert wird</text:p>
              <text:p text:style-name="P5"/>
            </text:list-item>
          </text:list>
        </text:list-item>
        <text:list-item>
          <text:p text:style-name="P4">funktional: <text:span text:style-name="T3">mehrere Produzenten</text:span> → funktioniert</text:p>
          <text:list>
            <text:list-item>
              <text:p text:style-name="P5"><text:span text:style-name="T3">Die Läden realisieren nach dem 1. Angebot des Ladens über MQTT, dass es einen neuen Produzenten gibt</text:span></text:p>
              <text:p text:style-name="P5"/>
            </text:list-item>
          </text:list>
        </text:list-item>
        <text:list-item>
          <text:p text:style-name="P4">nicht funktional: <text:span text:style-name="T2">Loadtest mit 20 Produzenten, 10 Läden</text:span> → <text:span text:style-name="T1">funktioniert</text:span></text:p>
          <text:list>
            <text:list-item>
              <text:p text:style-name="P6">Mit 20 <text:span text:style-name="T3">Produzenten</text:span> <text:span text:style-name="T3">kommen</text:span> die <text:span text:style-name="T3">10</text:span> <text:span text:style-name="T3">Läden und die Zentralen</text:span> problemlos <text:span text:style-name="T3">klar</text:span></text:p>
            </text:list-item>
          </text:list>
        </text:list-item>
      </text:list>
      <text:p text:style-name="P1"/>
      <text:list xml:id="list133202103159359" text:continue-numbering="true" text:style-name="L1">
        <text:list-item>
          <text:p text:style-name="P7">nicht funktional: <text:span text:style-name="T3">Händisches Senden eines fehlerhaften Angebots für einen Laden</text:span> → <text:span text:style-name="T1">funktioniert </text:span><text:span text:style-name="T4">nicht</text:span></text:p>
          <text:list>
            <text:list-item>
              <text:p text:style-name="P8">Der Laden sieht das Angebot, akzeptiert diese, schickt es an den Laden, der Laden denkt es sei von ihm gekommen und akzeptiert es. Dies sollte nicht sein, jedoch kann man es n<text:span text:style-name="T5">ur beheben, wenn der Produzent alle gesendeten, nicht akzeptierten Angebote kennt.</text:span></text:p>
            </text:list-item>
          </text:list>
        </text:list-item>
      </text:list>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0:50:00.045000000</meta:creation-date>
    <dc:date>2017-06-06T13:32:01.689000000</dc:date>
    <meta:editing-duration>PT43M30S</meta:editing-duration>
    <meta:editing-cycles>6</meta:editing-cycles>
    <meta:generator>LibreOffice/5.3.3.2$Windows_x86 LibreOffice_project/3d9a8b4b4e538a85e0782bd6c2d430bafe583448</meta:generator>
    <meta:document-statistic meta:table-count="0" meta:image-count="0" meta:object-count="0" meta:page-count="1" meta:paragraph-count="10" meta:word-count="126" meta:character-count="796" meta:non-whitespace-character-count="688"/>
  </office:meta>
</office:document-meta>
</file>